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ableau1" style:family="table">
      <style:table-properties table:align="margins" style:width="17.59cm"/>
    </style:style>
    <style:style style:name="Tableau1.A" style:family="table-column">
      <style:table-column-properties style:column-width="8.795cm" style:rel-column-width="32767*"/>
    </style:style>
    <style:style style:name="Tableau1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1.B1" style:family="table-cell">
      <style:table-cell-properties fo:border="0.002cm solid #000000" fo:padding="0.097cm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style-name="podTable">
        <table:table-column/>
        <table:table-column/>
        <table:table-header-rows>
          <table:table-row>
            <table:table-cell table:style-name="podHeaderCell">
              <text:p>Title column one<text:line-break/></text:p>
            </table:table-cell>
            <table:table-cell table:style-name="podHeaderCell">
              <text:p>title column two</text:p>
            </table:table-cell>
          </table:table-row>
        </table:table-header-rows>
        <table:table-row>
          <table:table-cell table:style-name="podCell">
            <text:p>Hi with a <text:a xlink:type="simple" xlink:href="http://easi.wallonie.be">http://easi.wallonie.be</text:a><text:line-break/></text:p>
          </table:table-cell>
          <table:table-cell table:style-name="podCell">
            <text:p> 
fdff</text:p>
          </table:table-cell>
        </table:table-row>
        <table:table-row>
          <table:table-cell table:style-name="podCell">
            <text:line-break/>
          </table:table-cell>
          <table:table-cell table:style-name="podCell">
            <text:line-break/>
          </table:table-cell>
        </table:table-row>
        <table:table-row>
          <table:table-cell table:style-name="podCell">
            <text:p>Some text here<text:line-break/></text:p>
            <text:list text:style-name="podBulletedList">
              <text:list-item>
                <text:p text:style-name="podBulletItem">Bullet One</text:p>
              </text:list-item>
              <text:list-item>
                <text:p text:style-name="podBulletItem">Bullet Two</text:p>
              </text:list-item>
              <text:list-item>
                <text:list text:style-name="podBulletedList">
                  <text:list-item>
                    <text:p text:style-name="podBulletItem">Sub-bullet A</text:p>
                  </text:list-item>
                  <text:list-item>
                    <text:p text:style-name="podBulletItem">Sub-bullet B</text:p>
                  </text:list-item>
                  <text:list-item>
                    <text:list text:style-name="podBulletedList">
                      <text:list-item>
                        <text:p text:style-name="podBulletItem">Subsubboulette<text:line-break/></text:p>
                      </text:list-item>
                    </text:list>
                  </text:list-item>
                </text:list>
              </text:list-item>
            </text:list>
            <text:p/>
          </table:table-cell>
          <table:table-cell table:style-name="podCell">
            <table:table table:style-name="podTable">
              <table:table-column/>
              <table:table-column/>
              <table:table-row>
                <table:table-cell table:style-name="podCell">
                  <text:p>SubTable</text:p>
                </table:table-cell>
                <table:table-cell table:style-name="podCell">
                  <text:p>Columns 2<text:line-break/></text:p>
                </table:table-cell>
              </table:table-row>
            </table:table>
          </table:table-cell>
        </table:table-row>
      </table:table>
      <text:p><text:line-break/></text:p>
      <text:p text:style-name="Standard"/>
      <table:table table:name="Tableau1" table:style-name="Tableau1">
        <table:table-column table:number-columns-repeated="2" table:style-name="Tableau1.A"/>
        <table:table-row>
          <table:table-cell office:value-type="string" table:style-name="Tableau1.A1">
            <text:p text:style-name="Table_20_Contents"/>
          </table:table-cell>
          <table:table-cell office:value-type="string" table:style-name="Tableau1.B1">
            <text:list text:style-name="podBulletedList">
              <text:list-item>
                <text:p>a</text:p>
              </text:list-item>
              <text:list-item>
                <text:p>b</text:p>
              </text:list-item>
              <text:list-item>
                <text:p>c</text:p>
              </text:list-item>
              <text:list-item>
                <text:list text:style-name="podBulletedList">
                  <text:list-item>
                    <text:p>  SUB</text:p>
                  </text:list-item>
                </text:list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02-26T21:22:47</dc:date>
    <dc:language>en-US</dc:language>
    <meta:editing-cycles>16</meta:editing-cycles>
    <meta:editing-duration>PT1H55M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" meta:word-count="21" meta:character-count="110"/>
  </office:meta>
</office:document-meta>
</file>